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54cm" svg:stroke-color="#ffffff" draw:marker-start-width="0.579cm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102cm" svg:stroke-color="#6666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666666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svg:stroke-width="0.203cm" svg:stroke-color="#000000" draw:marker-start-width="0.503cm" draw:marker-end-width="0.503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hatch" draw:fill-color="#000000" draw:fill-hatch-name="Black_20_-45_20_Degrees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svg:stroke-width="0.051cm" svg:stroke-color="#333333" draw:marker-start-width="0.276cm" draw:marker-end-width="0.276cm" draw:fill="solid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6" style:family="graphic" style:parent-style-name="objectwithoutfill">
      <style:graphic-properties svg:stroke-width="0.457cm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hatch" draw:fill-hatch-name="Black_20_-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254cm" svg:stroke-color="#666666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standard">
      <style:graphic-properties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508cm" svg:stroke-color="#666666" draw:marker-start-width="0.958cm" draw:marker-end-width="0.958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21" style:family="graphic" style:parent-style-name="standard">
      <style:graphic-properties draw:stroke="none" svg:stroke-color="#000000" draw:fill="none" draw:fill-color="#ffffff" fo:min-height="0.766cm"/>
    </style:style>
    <style:style style:name="gr22" style:family="graphic" style:parent-style-name="standard">
      <style:graphic-properties svg:stroke-width="0.254cm" svg:stroke-color="#000000" draw:marker-start-width="0.574cm" draw:marker-end="Arrow" draw:marker-end-width="0.574cm" draw:textarea-vertical-align="middle" fo:padding-top="0.245cm" fo:padding-bottom="0.245cm" fo:padding-left="0.37cm" fo:padding-right="0.37cm" draw:shadow-offset-x="0.203cm" draw:shadow-offset-y="0.203cm"/>
    </style:style>
    <style:style style:name="gr23" style:family="graphic" style:parent-style-name="standard">
      <style:graphic-properties draw:stroke="none" svg:stroke-color="#000000" draw:fill="none" draw:fill-color="#ffffff" fo:min-height="3.10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end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style:font-name="Liberation Serif" fo:font-size="36pt" style:letter-kerning="true" style:font-name-asian="Droid Sans Fallback" style:font-size-asian="36pt" style:font-name-complex="FreeSans" style:font-size-complex="36pt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P9" style:family="paragraph">
      <style:paragraph-properties fo:text-align="center"/>
      <style:text-properties style:font-name="Liberation Serif"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5.08cm" svg:x="25.4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5.08cm" svg:x="2.54cm" svg:y="2.54cm">
          <text:p/>
          <draw:enhanced-geometry svg:viewBox="0 0 21600 21600" draw:glue-points="?f6 10800 10800 21600 ?f5 10800 10800 0" draw:text-areas="?f3 ?f3 ?f4 ?f4" draw:type="trapezoid" draw:modifiers="2743.217003411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7.62cm" svg:height="3.504cm" svg:x="5.08cm" svg:y="4.064cm">
          <text:p/>
          <draw:enhanced-geometry svg:viewBox="0 0 21600 21600" draw:glue-points="?f6 10800 10800 21600 ?f5 10800 10800 0" draw:text-areas="?f3 ?f3 ?f4 ?f4" draw:mirror-horizontal="true" draw:mirror-vertical="true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8.89cm" svg:y1="7.239cm" svg:x2="8.89cm" svg:y2="6.35cm">
          <text:p/>
        </draw:line>
        <draw:line draw:style-name="gr4" draw:text-style-name="P1" draw:layer="layout" svg:x1="8.89cm" svg:y1="5.588cm" svg:x2="8.89cm" svg:y2="4.699cm">
          <text:p/>
        </draw:line>
        <draw:line draw:style-name="gr5" draw:text-style-name="P1" draw:layer="layout" svg:x1="13.081cm" svg:y1="6.985cm" svg:x2="13.081cm" svg:y2="4.699cm">
          <text:p/>
        </draw:line>
        <draw:custom-shape draw:style-name="gr6" draw:text-style-name="P1" draw:layer="layout" svg:width="1.524cm" svg:height="1.524cm" svg:x="12.319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2.573cm" svg:y="3.683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13cm" svg:height="1.143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51cm" svg:height="1.143cm" svg:x="9.779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0.859cm" svg:x="10.032cm" svg:y="5.968cm">
          <text:p/>
          <draw:enhanced-geometry svg:viewBox="0 0 21600 21600" draw:glue-points="?f6 10800 10800 21600 ?f5 10800 10800 0" draw:text-areas="?f3 ?f3 ?f4 ?f4" draw:mirror-horizontal="true" draw:mirror-vertical="true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10.637cm" svg:y1="6.731cm" svg:x2="10.637cm" svg:y2="6.445cm">
          <text:p/>
        </draw:line>
        <draw:line draw:style-name="gr10" draw:text-style-name="P1" draw:layer="layout" svg:x1="10.637cm" svg:y1="6.35cm" svg:x2="10.637cm" svg:y2="6.096cm">
          <text:p/>
        </draw:line>
        <draw:line draw:style-name="gr11" draw:text-style-name="P1" draw:layer="layout" svg:x1="11.248cm" svg:y1="6.538cm" svg:x2="11.248cm" svg:y2="6.252cm">
          <text:p/>
        </draw:line>
        <draw:custom-shape draw:style-name="gr6" draw:text-style-name="P1" draw:layer="layout" svg:width="0.19cm" svg:height="0.19cm" svg:x="11.154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28cm" svg:height="0.126cm" svg:x="11.185cm" svg:y="6.1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" draw:id="id1" draw:layer="layout" svg:width="15.24cm" svg:height="7.6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2cm" svg:height="3.504cm" svg:x="27.94cm" svg:y="4.064cm">
          <text:p/>
          <draw:enhanced-geometry svg:viewBox="0 0 21600 21600" draw:glue-points="?f6 10800 10800 21600 ?f5 10800 10800 0" draw:text-areas="?f3 ?f3 ?f4 ?f4" draw:mirror-horizontal="true" draw:mirror-vertical="true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7.239cm" svg:x2="31.75cm" svg:y2="6.35cm">
          <text:p/>
        </draw:line>
        <draw:line draw:style-name="gr4" draw:text-style-name="P1" draw:layer="layout" svg:x1="31.75cm" svg:y1="5.588cm" svg:x2="31.75cm" svg:y2="4.699cm">
          <text:p/>
        </draw:line>
        <draw:line draw:style-name="gr5" draw:text-style-name="P1" draw:layer="layout" svg:x1="35.941cm" svg:y1="6.985cm" svg:x2="35.941cm" svg:y2="4.699cm">
          <text:p/>
        </draw:line>
        <draw:custom-shape draw:style-name="gr6" draw:text-style-name="P1" draw:layer="layout" svg:width="1.524cm" svg:height="1.524cm" svg:x="35.179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433cm" svg:y="3.683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15.24cm" svg:height="7.62cm" svg:x="24.13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5.08cm" svg:x="25.4cm" svg:y="15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3.504cm" svg:x="27.94cm" svg:y="16.637cm">
          <text:p/>
          <draw:enhanced-geometry svg:viewBox="0 0 21600 21600" draw:glue-points="?f6 10800 10800 21600 ?f5 10800 10800 0" draw:text-areas="?f3 ?f3 ?f4 ?f4" draw:mirror-horizontal="true" draw:mirror-vertical="true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19.812cm" svg:x2="31.75cm" svg:y2="18.923cm">
          <text:p/>
        </draw:line>
        <draw:line draw:style-name="gr4" draw:text-style-name="P1" draw:layer="layout" svg:x1="31.75cm" svg:y1="18.161cm" svg:x2="31.75cm" svg:y2="17.272cm">
          <text:p/>
        </draw:line>
        <draw:line draw:style-name="gr5" draw:text-style-name="P1" draw:layer="layout" svg:x1="35.941cm" svg:y1="19.558cm" svg:x2="35.941cm" svg:y2="17.272cm">
          <text:p/>
        </draw:line>
        <draw:custom-shape draw:style-name="gr6" draw:text-style-name="P1" draw:layer="layout" svg:width="1.524cm" svg:height="1.524cm" svg:x="35.179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433cm" svg:y="16.256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" draw:id="id3" draw:layer="layout" svg:width="15.24cm" svg:height="7.62cm" svg:x="24.13cm" svg:y="13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398cm" svg:height="3.302cm" svg:x="25.4cm" svg:y="16.8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302cm" svg:height="3.302cm" svg:x="34.798cm" svg:y="15.113cm">
          <text:p text:style-name="P1">Right<text:line-break/>Fram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096cm" svg:height="1.778cm" svg:x="28.702cm" svg:y="15.113cm">
          <text:p text:style-name="P1">Top Fram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02cm" svg:height="1.778cm" svg:x="34.798cm" svg:y="18.4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02cm" svg:height="1.778cm" svg:x="25.4cm" svg:y="15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2.54cm" svg:y="15.1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508cm" svg:y1="20.193cm" svg:x2="10.508cm" svg:y2="17.907cm">
          <text:p/>
        </draw:line>
        <draw:custom-shape draw:style-name="gr13" draw:text-style-name="P1" xml:id="id4" draw:id="id4" draw:layer="layout" svg:width="15.24cm" svg:height="7.62cm" svg:x="1.27cm" svg:y="13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2.7cm" svg:height="5.08cm" svg:x="2.54cm" svg:y="15.1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52cm" svg:height="2.752cm" svg:x="9.14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836cm" svg:height="1.836cm" svg:x="9.602cm" svg:y="16.46cm">
          <text:p text:style-name="P1"><text:span text:style-name="T1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2.7cm" svg:height="5.08cm" svg:x="2.54cm" svg:y="27.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15.24cm" svg:height="7.62cm" svg:x="1.27cm" svg:y="26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318cm" svg:height="4.318cm" svg:x="2.921cm" svg:y="2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88cm" svg:height="2.88cm" svg:x="3.64cm" svg:y="29.04cm">
          <text:p text:style-name="P1"><text:span text:style-name="T2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" draw:layer="layout" svg:width="6.731cm" svg:height="2.783cm" svg:x="7.747cm" svg:y="29.083cm">
          <draw:text-box>
            <text:p text:style-name="P2"><text:span text:style-name="T3">Speed limit:</text:span><text:span text:style-name="T3"><text:line-break/></text:span><text:span text:style-name="T3">80 km/h</text:span></text:p>
          </draw:text-box>
        </draw:frame>
        <draw:custom-shape draw:style-name="gr2" draw:text-style-name="P1" draw:layer="layout" svg:width="12.7cm" svg:height="5.08cm" svg:x="25.4cm" svg:y="27.94cm">
          <text:p/>
          <draw:enhanced-geometry svg:viewBox="0 0 21600 21600" draw:glue-points="?f6 10800 10800 21600 ?f5 10800 10800 0" draw:text-areas="?f3 ?f3 ?f4 ?f4" draw:type="trapezoid" draw:modifiers="2743.217003411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7.62cm" svg:height="3.504cm" svg:x="27.94cm" svg:y="29.464cm">
          <text:p/>
          <draw:enhanced-geometry svg:viewBox="0 0 21600 21600" draw:glue-points="?f6 10800 10800 21600 ?f5 10800 10800 0" draw:text-areas="?f3 ?f3 ?f4 ?f4" draw:mirror-horizontal="true" draw:mirror-vertical="true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32.639cm" svg:x2="31.75cm" svg:y2="31.75cm">
          <text:p/>
        </draw:line>
        <draw:line draw:style-name="gr4" draw:text-style-name="P1" draw:layer="layout" svg:x1="31.75cm" svg:y1="30.988cm" svg:x2="31.75cm" svg:y2="30.099cm">
          <text:p/>
        </draw:line>
        <draw:line draw:style-name="gr5" draw:text-style-name="P1" draw:layer="layout" svg:x1="36.322cm" svg:y1="33.02cm" svg:x2="36.322cm" svg:y2="31.496cm">
          <text:p/>
        </draw:line>
        <draw:custom-shape draw:style-name="gr6" draw:text-style-name="P1" draw:layer="layout" svg:width="1.524cm" svg:height="1.524cm" svg:x="35.56cm" svg:y="3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814cm" svg:y="30.48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13cm" svg:height="1.143cm" svg:x="32.385cm" svg:y="31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51cm" svg:height="1.143cm" svg:x="32.639cm" svg:y="31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0.859cm" svg:x="32.892cm" svg:y="31.368cm">
          <text:p/>
          <draw:enhanced-geometry svg:viewBox="0 0 21600 21600" draw:glue-points="?f6 10800 10800 21600 ?f5 10800 10800 0" draw:text-areas="?f3 ?f3 ?f4 ?f4" draw:mirror-horizontal="true" draw:mirror-vertical="true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33.497cm" svg:y1="32.131cm" svg:x2="33.497cm" svg:y2="31.845cm">
          <text:p/>
        </draw:line>
        <draw:line draw:style-name="gr10" draw:text-style-name="P1" draw:layer="layout" svg:x1="33.497cm" svg:y1="31.75cm" svg:x2="33.497cm" svg:y2="31.496cm">
          <text:p/>
        </draw:line>
        <draw:custom-shape draw:style-name="gr13" draw:text-style-name="P1" xml:id="id6" draw:id="id6" draw:layer="layout" svg:width="15.24cm" svg:height="7.62cm" svg:x="24.13cm" svg:y="26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16cm" svg:height="1.016cm" svg:x="32.711cm" svg:y="31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78cm" svg:height="0.678cm" svg:x="32.88cm" svg:y="31.358cm">
          <text:p text:style-name="P3"><text:span text:style-name="T4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svg:x1="16.51cm" svg:y1="5.08cm" svg:x2="24.13cm" svg:y2="5.08cm" draw:start-shape="id1" draw:start-glue-point="1" draw:end-shape="id2" draw:end-glue-point="3" svg:d="M16510 5080h7620" svg:viewBox="0 0 7621 1">
          <text:p text:style-name="P1"/>
        </draw:connector>
        <draw:connector draw:style-name="gr22" draw:text-style-name="P4" draw:layer="layout" svg:x1="31.75cm" svg:y1="8.89cm" svg:x2="31.75cm" svg:y2="13.843cm" draw:start-shape="id2" draw:start-glue-point="2" draw:end-shape="id3" svg:d="M31750 8890v4953" svg:viewBox="0 0 1 4954">
          <text:p/>
        </draw:connector>
        <draw:connector draw:style-name="gr22" draw:text-style-name="P4" draw:layer="layout" svg:x1="24.13cm" svg:y1="17.653cm" svg:x2="16.51cm" svg:y2="17.653cm" draw:start-shape="id3" draw:end-shape="id4" draw:end-glue-point="1" svg:d="M24130 17653h-7620" svg:viewBox="0 0 7621 1">
          <text:p/>
        </draw:connector>
        <draw:connector draw:style-name="gr22" draw:text-style-name="P4" draw:layer="layout" svg:x1="8.89cm" svg:y1="21.463cm" svg:x2="8.89cm" svg:y2="26.67cm" draw:start-shape="id4" draw:start-glue-point="2" draw:end-shape="id5" draw:end-glue-point="0" svg:d="M8890 21463v5207" svg:viewBox="0 0 1 5208">
          <text:p/>
        </draw:connector>
        <draw:connector draw:style-name="gr22" draw:text-style-name="P4" draw:layer="layout" svg:x1="16.51cm" svg:y1="30.48cm" svg:x2="24.13cm" svg:y2="30.48cm" draw:start-shape="id5" draw:start-glue-point="1" draw:end-shape="id6" draw:end-glue-point="3" svg:d="M16510 30480h7620" svg:viewBox="0 0 7621 1">
          <text:p/>
        </draw:connector>
        <draw:frame draw:style-name="gr23" draw:text-style-name="P5" draw:layer="layout" svg:width="7.62cm" svg:height="3.353cm" svg:x="16.51cm" svg:y="5.08cm">
          <draw:text-box>
            <text:p text:style-name="P1"><text:span text:style-name="T5">Kamerabild</text:span><text:span text:style-name="T6"> </text:span><text:span text:style-name="T5">auslesen</text:span></text:p>
          </draw:text-box>
        </draw:frame>
        <draw:frame draw:style-name="gr23" draw:text-style-name="P6" draw:layer="layout" svg:width="7.62cm" svg:height="4.481cm" svg:x="24.13cm" svg:y="8.981cm">
          <draw:text-box>
            <text:p text:style-name="P1"><text:span text:style-name="T5">Extrahiere</text:span><text:span text:style-name="T6"><text:line-break/></text:span><text:span text:style-name="T5">relevante</text:span><text:span text:style-name="T6"><text:line-break/></text:span><text:span text:style-name="T5">Bildbereiche</text:span></text:p>
          </draw:text-box>
        </draw:frame>
        <draw:frame draw:style-name="gr23" draw:text-style-name="P5" draw:layer="layout" svg:width="7.62cm" svg:height="3.353cm" svg:x="16.51cm" svg:y="17.653cm">
          <draw:text-box>
            <text:p text:style-name="P1"><text:span text:style-name="T5">Schilder</text:span><text:span text:style-name="T6"><text:line-break/></text:span><text:span text:style-name="T5">Erkennung</text:span></text:p>
          </draw:text-box>
        </draw:frame>
        <draw:frame draw:style-name="gr23" draw:text-style-name="P8" draw:layer="layout" svg:width="8.001cm" svg:height="3.353cm" svg:x="8.89cm" svg:y="22.479cm">
          <draw:text-box>
            <text:p text:style-name="P7">Schilder</text:p>
            <text:p text:style-name="P7">Klassifikation</text:p>
          </draw:text-box>
        </draw:frame>
        <draw:frame draw:style-name="gr23" draw:text-style-name="P9" draw:layer="layout" svg:width="7.62cm" svg:height="3.353cm" svg:x="16.51cm" svg:y="30.556cm">
          <draw:text-box>
            <text:p text:style-name="P9"><text:span text:style-name="T5">Ausga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3T11:27:26.534847584</meta:creation-date>
    <dc:date>2014-11-03T12:27:12.042039769</dc:date>
    <meta:editing-duration>PT13M41S</meta:editing-duration>
    <meta:editing-cycles>2</meta:editing-cycles>
    <meta:generator>LibreOffice/4.2.6.3$Linux_X86_64 LibreOffice_project/420m0$Build-3</meta:generator>
    <meta:document-statistic meta:object-count="73"/>
  </office:meta>
</office:document-meta>
</file>